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5eb91e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5eb91e"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color="#5eb91e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014" table:default-cell-style-name="ce7"/>
        <table:table-row table:style-name="ro1">
          <table:table-cell table:style-name="ce1"/>
          <table:table-cell table:style-name="ce8" office:value-type="string" calcext:value-type="string" table:number-columns-spanned="2" table:number-rows-spanned="1">
            <text:p>VoidSplay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Calendar Queue (QSPACE)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Calendar Queue (NON – QSPACE)</text:p>
          </table:table-cell>
          <table:covered-table-cell table:style-name="ce1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9" office:value-type="string" calcext:value-type="string">
            <text:p>timing</text:p>
          </table:table-cell>
          <table:table-cell table:style-name="ce9" office:value-type="string" calcext:value-type="string">
            <text:p>badness</text:p>
          </table:table-cell>
          <table:table-cell table:style-name="ce9" office:value-type="string" calcext:value-type="string">
            <text:p>timing</text:p>
          </table:table-cell>
          <table:table-cell table:style-name="ce9" office:value-type="string" calcext:value-type="string">
            <text:p>badness</text:p>
          </table:table-cell>
          <table:table-cell table:style-name="ce9" office:value-type="string" calcext:value-type="string">
            <text:p>timing</text:p>
          </table:table-cell>
          <table:table-cell table:style-name="ce9" office:value-type="string" calcext:value-type="string">
            <text:p>badness</text:p>
          </table:table-cell>
          <table:table-cell table:style-name="ce9" office:value-type="string" calcext:value-type="string">
            <text:p>qsiz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">
            <text:p>uniform</text:p>
          </table:table-cell>
          <table:table-cell table:style-name="ce10" office:value-type="float" office:value="2.110004" calcext:value-type="float">
            <text:p>2.110004</text:p>
          </table:table-cell>
          <table:table-cell table:style-name="ce10" office:value-type="float" office:value="362.079177" calcext:value-type="float">
            <text:p>362.079177</text:p>
          </table:table-cell>
          <table:table-cell table:style-name="ce10" office:value-type="float" office:value="1.931906" calcext:value-type="float">
            <text:p>1.931906</text:p>
          </table:table-cell>
          <table:table-cell table:style-name="ce10" office:value-type="float" office:value="452.964611" calcext:value-type="float">
            <text:p>452.964611</text:p>
          </table:table-cell>
          <table:table-cell table:style-name="ce10" office:value-type="float" office:value="2.166986" calcext:value-type="float">
            <text:p>2.166986</text:p>
          </table:table-cell>
          <table:table-cell table:style-name="ce10" office:value-type="float" office:value="374.136652" calcext:value-type="float">
            <text:p>374.136652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324.209929" calcext:value-type="float">
            <text:p>324.209929</text:p>
          </table:table-cell>
          <table:table-cell office:value-type="float" office:value="18.207189" calcext:value-type="float">
            <text:p>18.207189</text:p>
          </table:table-cell>
          <table:table-cell office:value-type="float" office:value="60.971975" calcext:value-type="float">
            <text:p>60.971975</text:p>
          </table:table-cell>
          <table:table-cell office:value-type="float" office:value="45.557051" calcext:value-type="float">
            <text:p>45.557051</text:p>
          </table:table-cell>
          <table:table-cell office:value-type="float" office:value="67.587137" calcext:value-type="float">
            <text:p>67.587137</text:p>
          </table:table-cell>
          <table:table-cell office:value-type="float" office:value="35.445478" calcext:value-type="float">
            <text:p>35.445478</text:p>
          </table:table-cell>
          <table:table-cell table:style-name="ce14"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11" office:value-type="float" office:value="3154.713154" calcext:value-type="float">
            <text:p>3154.713154</text:p>
          </table:table-cell>
          <table:table-cell table:style-name="ce11" office:value-type="float" office:value="1332.611641" calcext:value-type="float">
            <text:p>1332.611641</text:p>
          </table:table-cell>
          <table:table-cell table:style-name="ce11" office:value-type="float" office:value="562.323093" calcext:value-type="float">
            <text:p>562.323093</text:p>
          </table:table-cell>
          <table:table-cell table:style-name="ce11" office:value-type="float" office:value="36.759195" calcext:value-type="float">
            <text:p>36.759195</text:p>
          </table:table-cell>
          <table:table-cell table:style-name="ce11" office:value-type="float" office:value="573.582888" calcext:value-type="float">
            <text:p>573.582888</text:p>
          </table:table-cell>
          <table:table-cell table:style-name="ce11" office:value-type="float" office:value="35.888191" calcext:value-type="float">
            <text:p>35.888191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">
            <text:p>triangular</text:p>
          </table:table-cell>
          <table:table-cell table:style-name="ce10" office:value-type="float" office:value="1.525164" calcext:value-type="float">
            <text:p>1.525164</text:p>
          </table:table-cell>
          <table:table-cell table:style-name="ce10" office:value-type="float" office:value="392.685875" calcext:value-type="float">
            <text:p>392.685875</text:p>
          </table:table-cell>
          <table:table-cell table:style-name="ce10" office:value-type="float" office:value="1.878977" calcext:value-type="float">
            <text:p>1.878977</text:p>
          </table:table-cell>
          <table:table-cell table:style-name="ce10" office:value-type="float" office:value="456.12135" calcext:value-type="float">
            <text:p>456.12135</text:p>
          </table:table-cell>
          <table:table-cell table:style-name="ce10" office:value-type="float" office:value="2.169132" calcext:value-type="float">
            <text:p>2.169132</text:p>
          </table:table-cell>
          <table:table-cell table:style-name="ce10" office:value-type="float" office:value="374.044091" calcext:value-type="float">
            <text:p>374.044091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321.567059" calcext:value-type="float">
            <text:p>321.567059</text:p>
          </table:table-cell>
          <table:table-cell office:value-type="float" office:value="19.317689" calcext:value-type="float">
            <text:p>19.317689</text:p>
          </table:table-cell>
          <table:table-cell office:value-type="float" office:value="62.357903" calcext:value-type="float">
            <text:p>62.357903</text:p>
          </table:table-cell>
          <table:table-cell office:value-type="float" office:value="45.301783" calcext:value-type="float">
            <text:p>45.301783</text:p>
          </table:table-cell>
          <table:table-cell office:value-type="float" office:value="59.056997" calcext:value-type="float">
            <text:p>59.056997</text:p>
          </table:table-cell>
          <table:table-cell office:value-type="float" office:value="41.898739" calcext:value-type="float">
            <text:p>41.898739</text:p>
          </table:table-cell>
          <table:table-cell table:style-name="ce14"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11" office:value-type="float" office:value="3095.077038" calcext:value-type="float">
            <text:p>3095.077038</text:p>
          </table:table-cell>
          <table:table-cell table:style-name="ce11" office:value-type="float" office:value="1338.984983" calcext:value-type="float">
            <text:p>1338.984983</text:p>
          </table:table-cell>
          <table:table-cell table:style-name="ce11" office:value-type="float" office:value="559.910059" calcext:value-type="float">
            <text:p>559.910059</text:p>
          </table:table-cell>
          <table:table-cell table:style-name="ce11" office:value-type="float" office:value="36.798736" calcext:value-type="float">
            <text:p>36.798736</text:p>
          </table:table-cell>
          <table:table-cell table:style-name="ce11" office:value-type="float" office:value="552.964926" calcext:value-type="float">
            <text:p>552.964926</text:p>
          </table:table-cell>
          <table:table-cell table:style-name="ce11" office:value-type="float" office:value="36.218146" calcext:value-type="float">
            <text:p>36.218146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">
            <text:p>exponential</text:p>
          </table:table-cell>
          <table:table-cell table:style-name="ce10" office:value-type="float" office:value="1.602888" calcext:value-type="float">
            <text:p>1.602888</text:p>
          </table:table-cell>
          <table:table-cell table:style-name="ce10" office:value-type="float" office:value="387.83642" calcext:value-type="float">
            <text:p>387.83642</text:p>
          </table:table-cell>
          <table:table-cell table:style-name="ce10" office:value-type="float" office:value="2.046108" calcext:value-type="float">
            <text:p>2.046108</text:p>
          </table:table-cell>
          <table:table-cell table:style-name="ce10" office:value-type="float" office:value="446.507343" calcext:value-type="float">
            <text:p>446.507343</text:p>
          </table:table-cell>
          <table:table-cell table:style-name="ce10" office:value-type="float" office:value="2.16198" calcext:value-type="float">
            <text:p>2.16198</text:p>
          </table:table-cell>
          <table:table-cell table:style-name="ce10" office:value-type="float" office:value="374.353074" calcext:value-type="float">
            <text:p>374.353074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covered-table-cell table:style-name="ce5"/>
          <table:table-cell office:value-type="float" office:value="286.582947" calcext:value-type="float">
            <text:p>286.582947</text:p>
          </table:table-cell>
          <table:table-cell office:value-type="float" office:value="21.124644" calcext:value-type="float">
            <text:p>21.124644</text:p>
          </table:table-cell>
          <table:table-cell office:value-type="float" office:value="59.303999" calcext:value-type="float">
            <text:p>59.303999</text:p>
          </table:table-cell>
          <table:table-cell office:value-type="float" office:value="45.874059" calcext:value-type="float">
            <text:p>45.874059</text:p>
          </table:table-cell>
          <table:table-cell office:value-type="float" office:value="62.902927" calcext:value-type="float">
            <text:p>62.902927</text:p>
          </table:table-cell>
          <table:table-cell office:value-type="float" office:value="41.243079" calcext:value-type="float">
            <text:p>41.243079</text:p>
          </table:table-cell>
          <table:table-cell table:style-name="ce14"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1" office:value-type="float" office:value="2604.604006" calcext:value-type="float">
            <text:p>2604.604006</text:p>
          </table:table-cell>
          <table:table-cell table:style-name="ce11" office:value-type="float" office:value="1398.003137" calcext:value-type="float">
            <text:p>1398.003137</text:p>
          </table:table-cell>
          <table:table-cell table:style-name="ce11" office:value-type="float" office:value="561.078072" calcext:value-type="float">
            <text:p>561.078072</text:p>
          </table:table-cell>
          <table:table-cell table:style-name="ce11" office:value-type="float" office:value="36.77957" calcext:value-type="float">
            <text:p>36.77957</text:p>
          </table:table-cell>
          <table:table-cell table:style-name="ce11" office:value-type="float" office:value="572.170973" calcext:value-type="float">
            <text:p>572.170973</text:p>
          </table:table-cell>
          <table:table-cell table:style-name="ce11" office:value-type="float" office:value="35.91031" calcext:value-type="float">
            <text:p>35.91031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">
            <text:p>bimodal</text:p>
          </table:table-cell>
          <table:table-cell table:style-name="ce10" office:value-type="float" office:value="1.528978" calcext:value-type="float">
            <text:p>1.528978</text:p>
          </table:table-cell>
          <table:table-cell table:style-name="ce10" office:value-type="float" office:value="392.440714" calcext:value-type="float">
            <text:p>392.440714</text:p>
          </table:table-cell>
          <table:table-cell table:style-name="ce10" office:value-type="float" office:value="2.046108" calcext:value-type="float">
            <text:p>2.046108</text:p>
          </table:table-cell>
          <table:table-cell table:style-name="ce10" office:value-type="float" office:value="446.507343" calcext:value-type="float">
            <text:p>446.507343</text:p>
          </table:table-cell>
          <table:table-cell table:style-name="ce10" office:value-type="float" office:value="1.986027" calcext:value-type="float">
            <text:p>1.986027</text:p>
          </table:table-cell>
          <table:table-cell table:style-name="ce10" office:value-type="float" office:value="382.38252" calcext:value-type="float">
            <text:p>382.38252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covered-table-cell table:style-name="ce5"/>
          <table:table-cell office:value-type="float" office:value="243.153095" calcext:value-type="float">
            <text:p>243.153095</text:p>
          </table:table-cell>
          <table:table-cell office:value-type="float" office:value="23.477982" calcext:value-type="float">
            <text:p>23.477982</text:p>
          </table:table-cell>
          <table:table-cell office:value-type="float" office:value="59.303999" calcext:value-type="float">
            <text:p>59.303999</text:p>
          </table:table-cell>
          <table:table-cell office:value-type="float" office:value="45.874059" calcext:value-type="float">
            <text:p>45.874059</text:p>
          </table:table-cell>
          <table:table-cell office:value-type="float" office:value="58.488846" calcext:value-type="float">
            <text:p>58.488846</text:p>
          </table:table-cell>
          <table:table-cell office:value-type="float" office:value="42.00012" calcext:value-type="float">
            <text:p>42.00012</text:p>
          </table:table-cell>
          <table:table-cell table:style-name="ce14"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1" office:value-type="float" office:value="2410.091877" calcext:value-type="float">
            <text:p>2410.091877</text:p>
          </table:table-cell>
          <table:table-cell table:style-name="ce11" office:value-type="float" office:value="1425.394807" calcext:value-type="float">
            <text:p>1425.394807</text:p>
          </table:table-cell>
          <table:table-cell table:style-name="ce11" office:value-type="float" office:value="561.078072" calcext:value-type="float">
            <text:p>561.078072</text:p>
          </table:table-cell>
          <table:table-cell table:style-name="ce11" office:value-type="float" office:value="36.77957" calcext:value-type="float">
            <text:p>36.77957</text:p>
          </table:table-cell>
          <table:table-cell table:style-name="ce11" office:value-type="float" office:value="555.5439" calcext:value-type="float">
            <text:p>555.5439</text:p>
          </table:table-cell>
          <table:table-cell table:style-name="ce11" office:value-type="float" office:value="36.176039" calcext:value-type="float">
            <text:p>36.176039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">
            <text:p>biased</text:p>
          </table:table-cell>
          <table:table-cell table:style-name="ce10" office:value-type="float" office:value="1.691103" calcext:value-type="float">
            <text:p>1.691103</text:p>
          </table:table-cell>
          <table:table-cell table:style-name="ce10" office:value-type="float" office:value="382.676574" calcext:value-type="float">
            <text:p>382.676574</text:p>
          </table:table-cell>
          <table:table-cell table:style-name="ce10" office:value-type="float" office:value="2.105951" calcext:value-type="float">
            <text:p>2.105951</text:p>
          </table:table-cell>
          <table:table-cell table:style-name="ce10" office:value-type="float" office:value="443.300963" calcext:value-type="float">
            <text:p>443.300963</text:p>
          </table:table-cell>
          <table:table-cell table:style-name="ce10" office:value-type="float" office:value="2.160072" calcext:value-type="float">
            <text:p>2.160072</text:p>
          </table:table-cell>
          <table:table-cell table:style-name="ce10" office:value-type="float" office:value="374.435685" calcext:value-type="float">
            <text:p>374.435685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covered-table-cell table:style-name="ce5"/>
          <table:table-cell office:value-type="float" office:value="379.920006" calcext:value-type="float">
            <text:p>379.920006</text:p>
          </table:table-cell>
          <table:table-cell office:value-type="float" office:value="16.578504" calcext:value-type="float">
            <text:p>16.578504</text:p>
          </table:table-cell>
          <table:table-cell office:value-type="float" office:value="60.761929" calcext:value-type="float">
            <text:p>60.761929</text:p>
          </table:table-cell>
          <table:table-cell office:value-type="float" office:value="45.596371" calcext:value-type="float">
            <text:p>45.596371</text:p>
          </table:table-cell>
          <table:table-cell office:value-type="float" office:value="60.1089" calcext:value-type="float">
            <text:p>60.1089</text:p>
          </table:table-cell>
          <table:table-cell office:value-type="float" office:value="41.714217" calcext:value-type="float">
            <text:p>41.714217</text:p>
          </table:table-cell>
          <table:table-cell table:style-name="ce14"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1" office:value-type="float" office:value="3280.722141" calcext:value-type="float">
            <text:p>3280.722141</text:p>
          </table:table-cell>
          <table:table-cell table:style-name="ce11" office:value-type="float" office:value="1319.627051" calcext:value-type="float">
            <text:p>1319.627051</text:p>
          </table:table-cell>
          <table:table-cell table:style-name="ce11" office:value-type="float" office:value="556.108952" calcext:value-type="float">
            <text:p>556.108952</text:p>
          </table:table-cell>
          <table:table-cell table:style-name="ce11" office:value-type="float" office:value="36.861457" calcext:value-type="float">
            <text:p>36.861457</text:p>
          </table:table-cell>
          <table:table-cell table:style-name="ce11" office:value-type="float" office:value="582.860947" calcext:value-type="float">
            <text:p>582.860947</text:p>
          </table:table-cell>
          <table:table-cell table:style-name="ce11" office:value-type="float" office:value="34.255157" calcext:value-type="float">
            <text:p>34.255157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22:06:03.093503229</meta:creation-date>
    <dc:date>2021-01-05T22:41:06.201573745</dc:date>
    <meta:editing-duration>PT34M43S</meta:editing-duration>
    <meta:editing-cycles>43</meta:editing-cycles>
    <meta:generator>LibreOffice/7.0.3.1$Linux_X86_64 LibreOffice_project/00$Build-1</meta:generator>
    <meta:document-statistic meta:table-count="1" meta:cell-count="120" meta:object-count="0"/>
  </office:meta>
</office:document-meta>
</file>